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page-number="0"/>
    </style:style>
    <style:style style:name="TableColumn3" style:family="table-column">
      <style:table-column-properties style:column-width="5.0319in"/>
    </style:style>
    <style:style style:name="Table2" style:family="table">
      <style:table-properties style:width="5.0319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T6" style:parent-style-name="Standaardalinea-lettertype" style:family="text">
      <style:text-properties fo:color="#2F5496" fo:font-size="12pt" style:font-size-asian="12pt" style:font-size-complex="12p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Geenafstand" style:family="paragraph">
      <style:paragraph-properties fo:line-height="90%"/>
    </style:style>
    <style:style style:name="T10" style:parent-style-name="Standaardalinea-lettertype" style:family="text">
      <style:text-properties style:font-name="Calibri Light" fo:color="#4472C4" fo:font-size="44pt" style:font-size-asian="44pt" style:font-size-complex="44pt"/>
    </style:style>
    <style:style style:name="TableRow11" style:family="table-row">
      <style:table-row-properties/>
    </style:style>
    <style:style style:name="TableCell12" style:family="table-cell">
      <style:table-cell-properties fo:border-top="none" fo:border-left="0.0208in solid #4472C4" fo:border-bottom="none" fo:border-right="none" style:writing-mode="lr-tb" fo:padding-top="0.15in" fo:padding-left="0.0798in" fo:padding-bottom="0.15in" fo:padding-right="0.0798in"/>
    </style:style>
    <style:style style:name="T13" style:parent-style-name="Standaardalinea-lettertype" style:family="text">
      <style:text-properties fo:color="#2F5496" fo:font-size="12pt" style:font-size-asian="12pt" style:font-size-complex="12pt"/>
    </style:style>
    <style:style style:name="T14" style:parent-style-name="Standaardalinea-lettertype" style:family="text">
      <style:text-properties fo:color="#2F5496" fo:font-size="12pt" style:font-size-asian="12pt" style:font-size-complex="12pt"/>
    </style:style>
    <style:style style:name="T15" style:parent-style-name="Standaardalinea-lettertype" style:family="text">
      <style:text-properties fo:color="#2F5496" fo:font-size="12pt" style:font-size-asian="12pt" style:font-size-complex="12pt"/>
    </style:style>
    <style:style style:name="P16" style:parent-style-name="Standaard" style:family="paragraph">
      <style:paragraph-properties fo:margin-bottom="0in"/>
      <style:text-properties text:display="none"/>
    </style:style>
    <style:style style:name="TableColumn18" style:family="table-column">
      <style:table-column-properties style:column-width="4.8597in"/>
    </style:style>
    <style:style style:name="Table17" style:family="table">
      <style:table-properties style:width="4.8597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T21" style:parent-style-name="Standaardalinea-lettertype" style:family="text">
      <style:text-properties fo:color="#4472C4" fo:font-size="14pt" style:font-size-asian="14pt" style:font-size-complex="14pt"/>
    </style:style>
    <style:style style:name="T22" style:parent-style-name="Standaardalinea-lettertype" style:family="text">
      <style:text-properties fo:color="#4472C4" fo:font-size="14pt" style:font-size-asian="14pt" style:font-size-complex="14pt"/>
    </style:style>
    <style:style style:name="P23" style:parent-style-name="Geenafstand" style:family="paragraph">
      <style:text-properties fo:color="#4472C4"/>
    </style:style>
    <style:style style:name="P24" style:parent-style-name="Standaard" style:family="paragraph">
      <style:paragraph-properties fo:break-before="page"/>
    </style:style>
    <style:style style:name="T25" style:parent-style-name="Standaardalinea-lettertype" style:family="text">
      <style:text-properties fo:font-weight="bold" style:font-weight-asian="bold" style:font-weight-complex="bold"/>
    </style:style>
    <style:style style:name="T26" style:parent-style-name="Standaardalinea-lettertype" style:family="text">
      <style:text-properties fo:font-weight="bold" style:font-weight-asian="bold" style:font-weight-complex="bold"/>
    </style:style>
    <style:style style:name="T27" style:parent-style-name="Standaardalinea-lettertype" style:family="text">
      <style:text-properties fo:font-weight="bold" style:font-weight-asian="bold" style:font-weight-complex="bold"/>
    </style:style>
    <style:style style:name="T28" style:parent-style-name="Standaardalinea-lettertype" style:family="text">
      <style:text-properties fo:font-weight="bold" style:font-weight-asian="bold" style:font-weight-complex="bold"/>
    </style:style>
    <style:style style:name="T29" style:parent-style-name="Standaardalinea-lettertype" style:family="text">
      <style:text-properties fo:font-weight="bold" style:font-weight-asian="bold" style:font-weight-complex="bold"/>
    </style:style>
    <style:style style:name="P30" style:parent-style-name="Standaard" style:family="paragraph">
      <style:paragraph-properties fo:text-align="center"/>
      <style:text-properties fo:font-size="16pt" style:font-size-asian="16pt" style:font-size-complex="16pt"/>
    </style:style>
    <style:style style:name="P31" style:parent-style-name="Standaard" style:family="paragraph">
      <style:paragraph-properties fo:text-align="center"/>
      <style:text-properties fo:font-size="16pt" style:font-size-asian="16pt" style:font-size-complex="16pt"/>
    </style:style>
    <style:style style:name="P32" style:parent-style-name="Standaard" style:family="paragraph">
      <style:paragraph-properties fo:text-align="center"/>
      <style:text-properties fo:font-size="16pt" style:font-size-asian="16pt" style:font-size-complex="16pt"/>
    </style:style>
    <style:style style:name="P33" style:parent-style-name="Lijstalinea" style:list-style-name="LFO1" style:family="paragraph">
      <style:text-properties fo:font-size="14pt" style:font-size-asian="14pt" style:font-size-complex="14pt"/>
    </style:style>
    <style:style style:name="P34" style:parent-style-name="Lijstalinea" style:list-style-name="LFO1" style:family="paragraph">
      <style:text-properties fo:font-size="14pt" style:font-size-asian="14pt" style:font-size-complex="14pt"/>
    </style:style>
    <style:style style:name="P35" style:parent-style-name="Lijstalinea" style:list-style-name="LFO1" style:family="paragraph">
      <style:text-properties fo:font-size="14pt" style:font-size-asian="14pt" style:font-size-complex="14pt"/>
    </style:style>
    <style:style style:name="P36" style:parent-style-name="Lijstalinea" style:list-style-name="LFO1" style:family="paragraph">
      <style:text-properties fo:font-size="14pt" style:font-size-asian="14pt" style:font-size-complex="14pt"/>
    </style:style>
    <style:style style:name="P37" style:parent-style-name="Lijstalinea" style:list-style-name="LFO1" style:family="paragraph">
      <style:text-properties fo:font-size="14pt" style:font-size-asian="14pt" style:font-size-complex="14pt"/>
    </style:style>
    <style:style style:name="P38" style:parent-style-name="Lijstalinea" style:list-style-name="LFO1" style:family="paragraph">
      <style:text-properties fo:font-size="14pt" style:font-size-asian="14pt" style:font-size-complex="14pt"/>
    </style:style>
    <style:style style:name="P39" style:parent-style-name="Lijstalinea" style:list-style-name="LFO1" style:family="paragraph">
      <style:text-properties fo:font-size="14pt" style:font-size-asian="14pt" style:font-size-complex="14pt"/>
    </style:style>
    <style:style style:name="P40" style:parent-style-name="Lijstalinea" style:list-style-name="LFO1" style:family="paragraph">
      <style:text-properties fo:font-size="14pt" style:font-size-asian="14pt" style:font-size-complex="14pt"/>
    </style:style>
    <style:style style:name="P41" style:parent-style-name="Standaard" style:family="paragraph">
      <style:paragraph-properties fo:margin-left="0.25in">
        <style:tab-stops/>
      </style:paragraph-properties>
      <style:text-properties fo:font-size="14pt" style:font-size-asian="14pt" style:font-size-complex="14pt"/>
    </style:style>
    <style:style style:name="P42" style:parent-style-name="Standaard" style:family="paragraph">
      <style:text-properties fo:font-size="12pt" style:font-size-asian="12pt" style:font-size-complex="12pt"/>
    </style:style>
    <style:style style:name="P43" style:parent-style-name="Standaard" style:family="paragraph">
      <style:text-properties fo:font-size="12pt" style:font-size-asian="12pt" style:font-size-complex="12pt"/>
    </style:style>
    <style:style style:name="P44" style:parent-style-name="Standaard" style:family="paragraph">
      <style:text-properties fo:font-size="12pt" style:font-size-asian="12pt" style:font-size-complex="12pt"/>
    </style:style>
    <style:style style:name="P45" style:parent-style-name="Standaard" style:family="paragraph">
      <style:paragraph-properties fo:break-before="page"/>
      <style:text-properties fo:font-size="12pt" style:font-size-asian="12pt" style:font-size-complex="12pt"/>
    </style:style>
    <style:style style:name="P46" style:parent-style-name="Standaard" style:family="paragraph">
      <style:paragraph-properties fo:text-align="center"/>
      <style:text-properties fo:font-size="16pt" style:font-size-asian="16pt" style:font-size-complex="16pt"/>
    </style:style>
    <style:style style:name="P47" style:parent-style-name="Standaard" style:family="paragraph">
      <style:paragraph-properties fo:text-align="center"/>
      <style:text-properties fo:font-size="16pt" style:font-size-asian="16pt" style:font-size-complex="16pt"/>
    </style:style>
    <style:style style:name="P48" style:parent-style-name="Standaard" style:family="paragraph">
      <style:text-properties fo:font-size="12pt" style:font-size-asian="12pt" style:font-size-complex="12pt"/>
    </style:style>
    <style:style style:name="P49" style:parent-style-name="Standaard" style:family="paragraph">
      <style:text-properties fo:font-size="12pt" style:font-size-asian="12pt" style:font-size-complex="12pt"/>
    </style:style>
    <style:style style:name="P50" style:parent-style-name="Standaard" style:family="paragraph">
      <style:text-properties fo:font-size="12pt" style:font-size-asian="12pt" style:font-size-complex="12pt"/>
    </style:style>
    <style:style style:name="T51" style:parent-style-name="Standaardalinea-lettertype" style:family="text">
      <style:text-properties fo:font-size="12pt" style:font-size-asian="12pt" style:font-size-complex="12pt"/>
    </style:style>
    <style:style style:name="T52" style:parent-style-name="Standaardalinea-lettertype" style:family="text">
      <style:text-properties fo:font-size="12pt" style:font-size-asian="12pt" style:font-size-complex="12pt"/>
    </style:style>
    <style:style style:name="T53" style:parent-style-name="Standaardalinea-lettertype" style:family="text">
      <style:text-properties fo:font-size="12pt" style:font-size-asian="12pt" style:font-size-complex="12pt"/>
    </style:style>
    <style:style style:name="P54" style:parent-style-name="Standaard" style:family="paragraph">
      <style:paragraph-properties fo:break-before="page"/>
      <style:text-properties fo:font-size="16pt" style:font-size-asian="16pt" style:font-size-complex="16pt"/>
    </style:style>
    <style:style style:name="P55" style:parent-style-name="Standaard" style:family="paragraph">
      <style:text-properties fo:font-weight="bold" style:font-weight-asian="bold" style:font-weight-complex="bold"/>
    </style:style>
    <style:style style:name="P56" style:parent-style-name="Standaard" style:family="paragraph">
      <style:text-properties fo:font-weight="bold" style:font-weight-asian="bold" style:font-weight-complex="bold"/>
    </style:style>
    <style:style style:name="P57" style:parent-style-name="Standaard" style:family="paragraph">
      <style:text-properties fo:font-weight="bold" style:font-weight-asian="bold" style:font-weight-complex="bold"/>
    </style:style>
    <style:style style:name="T58" style:parent-style-name="Standaardalinea-lettertype" style:family="text">
      <style:text-properties fo:font-weight="bold" style:font-weight-asian="bold" style:font-weight-complex="bold"/>
    </style:style>
    <style:style style:name="T59" style:parent-style-name="Standaardalinea-lettertype" style:family="text">
      <style:text-properties fo:font-weight="bold" style:font-weight-asian="bold" style:font-weight-complex="bold"/>
    </style:style>
    <style:style style:name="T60" style:parent-style-name="Standaardalinea-lettertype" style:family="text">
      <style:text-properties fo:font-weight="bold" style:font-weight-asian="bold" style:font-weight-complex="bold"/>
    </style:style>
    <style:style style:name="P61" style:parent-style-name="Standaard" style:family="paragraph">
      <style:text-properties fo:font-weight="bold" style:font-weight-asian="bold" style:font-weight-complex="bold"/>
    </style:style>
    <style:style style:name="P62" style:parent-style-name="Standaard" style:family="paragraph">
      <style:text-properties fo:font-weight="bold" style:font-weight-asian="bold" style:font-weight-complex="bold"/>
    </style:style>
    <style:style style:name="P63" style:parent-style-name="Lijstalinea" style:list-style-name="LFO2" style:family="paragraph"/>
    <style:style style:name="P64" style:parent-style-name="Lijstalinea" style:list-style-name="LFO2" style:family="paragraph"/>
    <style:style style:name="P65" style:parent-style-name="Lijstalinea" style:list-style-name="LFO2" style:family="paragraph"/>
    <style:style style:name="P66" style:parent-style-name="Standaard" style:family="paragraph">
      <style:text-properties fo:font-weight="bold" style:font-weight-asian="bold" style:font-weight-complex="bold"/>
    </style:style>
    <style:style style:name="P67" style:parent-style-name="Lijstalinea" style:list-style-name="LFO2" style:family="paragraph"/>
    <style:style style:name="P68" style:parent-style-name="Lijstalinea" style:list-style-name="LFO2" style:family="paragraph"/>
    <style:style style:name="P69" style:parent-style-name="Lijstalinea" style:list-style-name="LFO2" style:family="paragraph"/>
    <style:style style:name="T70" style:parent-style-name="Standaardalinea-lettertype" style:family="text">
      <style:text-properties fo:font-weight="bold" style:font-weight-asian="bold" style:font-weight-complex="bold"/>
    </style:style>
    <style:style style:name="T71" style:parent-style-name="Standaardalinea-lettertype" style:family="text">
      <style:text-properties fo:font-weight="bold" style:font-weight-asian="bold" style:font-weight-complex="bold"/>
    </style:style>
    <style:style style:name="T72" style:parent-style-name="Standaardalinea-lettertype" style:family="text">
      <style:text-properties fo:font-weight="bold" style:font-weight-asian="bold" style:font-weight-complex="bold"/>
    </style:style>
    <style:style style:name="P73" style:parent-style-name="Standaard" style:family="paragraph">
      <style:paragraph-properties fo:break-before="page" fo:margin-left="1.475in" fo:text-indent="0.4916in">
        <style:tab-stops/>
      </style:paragraph-properties>
      <style:text-properties fo:font-weight="bold" style:font-weight-asian="bold" style:font-weight-complex="bold" fo:font-size="12pt" style:font-size-asian="12pt" style:font-size-complex="12pt"/>
    </style:style>
    <style:style style:name="P74" style:parent-style-name="Standaard" style:family="paragraph">
      <style:paragraph-properties fo:margin-left="1.475in" fo:text-indent="0.4916in">
        <style:tab-stops/>
      </style:paragraph-properties>
      <style:text-properties fo:font-weight="bold" style:font-weight-asian="bold" style:font-weight-complex="bold" fo:font-size="12pt" style:font-size-asian="12pt" style:font-size-complex="12pt"/>
    </style:style>
    <style:style style:name="T75" style:parent-style-name="Standaardalinea-lettertype" style:family="text">
      <style:text-properties fo:font-weight="bold" style:font-weight-asian="bold" style:font-weight-complex="bold"/>
    </style:style>
    <style:style style:name="T76" style:parent-style-name="Standaardalinea-lettertype" style:family="text">
      <style:text-properties fo:font-weight="bold" style:font-weight-asian="bold" style:font-weight-complex="bold"/>
    </style:style>
    <style:style style:name="T77" style:parent-style-name="Standaardalinea-lettertype" style:family="text">
      <style:text-properties fo:font-weight="bold" style:font-weight-asian="bold" style:font-weight-complex="bold"/>
    </style:style>
    <style:style style:name="T78" style:parent-style-name="Standaardalinea-lettertype" style:family="text">
      <style:text-properties fo:font-weight="bold" style:font-weight-asian="bold" style:font-weight-complex="bold"/>
    </style:style>
    <style:style style:name="T79" style:parent-style-name="Standaardalinea-lettertype" style:family="text">
      <style:text-properties fo:font-weight="bold" style:font-weight-asian="bold" style:font-weight-complex="bold"/>
    </style:style>
    <style:style style:name="P80" style:parent-style-name="Standaard" style:family="paragraph">
      <style:text-properties fo:font-weight="bold" style:font-weight-asian="bold" style:font-weight-complex="bold"/>
    </style:style>
    <style:style style:name="P81" style:parent-style-name="Lijstalinea" style:list-style-name="LFO2" style:family="paragraph"/>
    <style:style style:name="P82" style:parent-style-name="Lijstalinea" style:list-style-name="LFO2" style:family="paragraph"/>
    <style:style style:name="P83" style:parent-style-name="Standaard" style:family="paragraph">
      <style:text-properties fo:font-weight="bold" style:font-weight-asian="bold" style:font-weight-complex="bold"/>
    </style:style>
    <style:style style:name="T84" style:parent-style-name="Standaardalinea-lettertype" style:family="text">
      <style:text-properties fo:font-weight="bold" style:font-weight-asian="bold" style:font-weight-complex="bold"/>
    </style:style>
    <style:style style:name="T85" style:parent-style-name="Standaardalinea-lettertype" style:family="text">
      <style:text-properties fo:font-weight="bold" style:font-weight-asian="bold" style:font-weight-complex="bold"/>
    </style:style>
    <style:style style:name="T86" style:parent-style-name="Standaardalinea-lettertype" style:family="text">
      <style:text-properties fo:font-weight="bold" style:font-weight-asian="bold" style:font-weight-complex="bold"/>
    </style:style>
    <style:style style:name="P87" style:parent-style-name="Standaard" style:family="paragraph">
      <style:paragraph-properties fo:break-before="page"/>
    </style:style>
    <style:style style:name="P88" style:parent-style-name="Standaard" style:family="paragraph">
      <style:paragraph-properties fo:margin-left="0.9833in" fo:text-indent="0.4916in">
        <style:tab-stops/>
      </style:paragraph-properties>
      <style:text-properties fo:font-weight="bold" style:font-weight-asian="bold" style:font-weight-complex="bold" fo:font-size="12pt" style:font-size-asian="12pt" style:font-size-complex="12pt"/>
    </style:style>
    <style:style style:name="P89" style:parent-style-name="Standaard" style:family="paragraph">
      <style:text-properties fo:font-weight="bold" style:font-weight-asian="bold" style:font-weight-complex="bold" fo:font-size="12pt" style:font-size-asian="12pt" style:font-size-complex="12pt"/>
    </style:style>
    <style:style style:name="T90" style:parent-style-name="Standaardalinea-lettertype" style:family="text">
      <style:text-properties fo:font-weight="bold" style:font-weight-asian="bold" style:font-weight-complex="bold"/>
    </style:style>
    <style:style style:name="T91" style:parent-style-name="Standaardalinea-lettertype" style:family="text">
      <style:text-properties fo:font-weight="bold" style:font-weight-asian="bold" style:font-weight-complex="bold"/>
    </style:style>
    <style:style style:name="T92" style:parent-style-name="Standaardalinea-lettertype" style:family="text">
      <style:text-properties fo:font-weight="bold" style:font-weight-asian="bold" style:font-weight-complex="bold"/>
    </style:style>
    <style:style style:name="T93" style:parent-style-name="Standaardalinea-lettertype" style:family="text">
      <style:text-properties fo:font-weight="bold" style:font-weight-asian="bold" style:font-weight-complex="bold"/>
    </style:style>
    <style:style style:name="P94" style:parent-style-name="Standaard" style:family="paragraph">
      <style:text-properties fo:font-weight="bold" style:font-weight-asian="bold" style:font-weight-complex="bold"/>
    </style:style>
    <style:style style:name="P95" style:parent-style-name="Lijstalinea" style:list-style-name="LFO3" style:family="paragraph">
      <style:text-properties fo:font-weight="bold" style:font-weight-asian="bold" style:font-weight-complex="bold"/>
    </style:style>
    <style:style style:name="P96" style:parent-style-name="Lijstalinea" style:family="paragraph">
      <style:text-properties fo:font-weight="bold" style:font-weight-asian="bold" style:font-weight-complex="bold"/>
    </style:style>
    <style:style style:name="P97" style:parent-style-name="Lijstalinea" style:list-style-name="LFO3" style:family="paragraph"/>
    <style:style style:name="P98" style:parent-style-name="Lijstalinea" style:list-style-name="LFO4" style:family="paragraph"/>
    <style:style style:name="P99" style:parent-style-name="Lijstalinea" style:list-style-name="LFO4" style:family="paragraph"/>
    <style:style style:name="P100" style:parent-style-name="Lijstalinea" style:list-style-name="LFO4" style:family="paragraph"/>
    <style:style style:name="P101" style:parent-style-name="Lijstalinea" style:list-style-name="LFO5" style:family="paragraph"/>
    <style:style style:name="P102" style:parent-style-name="Lijstalinea" style:list-style-name="LFO3" style:family="paragraph">
      <style:text-properties fo:font-weight="bold" style:font-weight-asian="bold" style:font-weight-complex="bold"/>
    </style:style>
    <style:style style:name="P103" style:parent-style-name="Lijstalinea" style:list-style-name="LFO3" style:family="paragraph"/>
    <style:style style:name="P104" style:parent-style-name="Lijstalinea" style:family="paragraph">
      <style:paragraph-properties fo:margin-left="1in">
        <style:tab-stops/>
      </style:paragraph-properties>
    </style:style>
    <style:style style:name="P105" style:parent-style-name="Lijstalinea" style:list-style-name="LFO3" style:family="paragraph"/>
    <style:style style:name="T106" style:parent-style-name="Standaardalinea-lettertype" style:family="text">
      <style:text-properties fo:font-weight="bold" style:font-weight-asian="bold" style:font-weight-complex="bold"/>
    </style:style>
    <style:style style:name="T107" style:parent-style-name="Standaardalinea-lettertype" style:family="text">
      <style:text-properties fo:font-weight="bold" style:font-weight-asian="bold" style:font-weight-complex="bold"/>
    </style:style>
    <style:style style:name="T108" style:parent-style-name="Standaardalinea-lettertype" style:family="text">
      <style:text-properties fo:font-weight="bold" style:font-weight-asian="bold" style:font-weight-complex="bold"/>
    </style:style>
    <style:style style:name="T109" style:parent-style-name="Standaardalinea-lettertype" style:family="text">
      <style:text-properties fo:font-weight="bold" style:font-weight-asian="bold" style:font-weight-complex="bold"/>
    </style:style>
    <style:style style:name="P110" style:parent-style-name="Standaard" style:family="paragraph">
      <style:paragraph-properties fo:break-before="page" fo:text-align="center"/>
      <style:text-properties fo:font-weight="bold" style:font-weight-asian="bold" style:font-weight-complex="bold" fo:font-size="12pt" style:font-size-asian="12pt" style:font-size-complex="12pt"/>
    </style:style>
    <style:style style:name="P111" style:parent-style-name="Standaard" style:family="paragraph">
      <style:paragraph-properties>
        <style:tab-stops>
          <style:tab-stop style:type="left" style:position="1.6715in"/>
        </style:tab-stops>
      </style:paragraph-properties>
      <style:text-properties fo:font-weight="bold" style:font-weight-asian="bold" style:font-weight-complex="bold"/>
    </style:style>
    <style:style style:name="P112" style:parent-style-name="Standaard" style:family="paragraph">
      <style:paragraph-properties>
        <style:tab-stops>
          <style:tab-stop style:type="left" style:position="1.6715in"/>
        </style:tab-stops>
      </style:paragraph-properties>
    </style:style>
    <style:style style:name="T113" style:parent-style-name="Standaardalinea-lettertype" style:family="text">
      <style:text-properties fo:font-weight="bold" style:font-weight-asian="bold" style:font-weight-complex="bold"/>
    </style:style>
    <style:style style:name="T114" style:parent-style-name="Standaardalinea-lettertype" style:family="text">
      <style:text-properties fo:font-weight="bold" style:font-weight-asian="bold" style:font-weight-complex="bold"/>
    </style:style>
    <style:style style:name="T115" style:parent-style-name="Standaardalinea-lettertype" style:family="text">
      <style:text-properties fo:font-weight="bold" style:font-weight-asian="bold" style:font-weight-complex="bold"/>
    </style:style>
    <style:style style:name="T116" style:parent-style-name="Standaardalinea-lettertype" style:family="text">
      <style:text-properties fo:font-weight="bold" style:font-weight-asian="bold" style:font-weight-complex="bold"/>
    </style:style>
    <style:style style:name="T117" style:parent-style-name="Standaardalinea-lettertype" style:family="text">
      <style:text-properties fo:font-weight="bold" style:font-weight-asian="bold" style:font-weight-complex="bold"/>
    </style:style>
    <style:style style:name="T118" style:parent-style-name="Standaardalinea-lettertype" style:family="text">
      <style:text-properties fo:font-weight="bold" style:font-weight-asian="bold" style:font-weight-complex="bold"/>
    </style:style>
    <style:style style:name="T119" style:parent-style-name="Standaardalinea-lettertype" style:family="text">
      <style:text-properties fo:font-weight="bold" style:font-weight-asian="bold" style:font-weight-complex="bold"/>
    </style:style>
    <style:style style:name="P120" style:parent-style-name="Lijstalinea" style:list-style-name="LFO3" style:family="paragraph"/>
    <style:style style:name="P121" style:parent-style-name="Lijstalinea" style:list-style-name="LFO3" style:family="paragraph"/>
    <style:style style:name="P122" style:parent-style-name="Lijstalinea" style:family="paragraph">
      <style:paragraph-properties fo:margin-left="1in">
        <style:tab-stops/>
      </style:paragraph-properties>
    </style:style>
    <style:style style:name="P123" style:parent-style-name="Lijstalinea" style:list-style-name="LFO3" style:family="paragraph"/>
    <style:style style:name="P124" style:parent-style-name="Lijstalinea" style:list-style-name="LFO3" style:family="paragraph"/>
    <style:style style:name="T125" style:parent-style-name="Standaardalinea-lettertype" style:family="text">
      <style:text-properties fo:font-weight="bold" style:font-weight-asian="bold" style:font-weight-complex="bold"/>
    </style:style>
    <style:style style:name="T126" style:parent-style-name="Standaardalinea-lettertype" style:family="text">
      <style:text-properties fo:font-weight="bold" style:font-weight-asian="bold" style:font-weight-complex="bold"/>
    </style:style>
    <style:style style:name="T127" style:parent-style-name="Standaardalinea-lettertype" style:family="text">
      <style:text-properties fo:font-weight="bold" style:font-weight-asian="bold" style:font-weight-complex="bold"/>
    </style:style>
    <style:style style:name="P128" style:parent-style-name="Standaard" style:family="paragraph">
      <style:paragraph-properties fo:break-before="page" fo:text-align="center"/>
      <style:text-properties fo:font-weight="bold" style:font-weight-asian="bold" style:font-weight-complex="bold" fo:font-size="12pt" style:font-size-asian="12pt" style:font-size-complex="12pt"/>
    </style:style>
    <style:style style:name="P129" style:parent-style-name="Standaard" style:family="paragraph">
      <style:text-properties fo:font-weight="bold" style:font-weight-asian="bold" style:font-weight-complex="bold"/>
    </style:style>
    <style:style style:name="P130" style:parent-style-name="Standaard" style:family="paragraph">
      <style:text-properties fo:font-weight="bold" style:font-weight-asian="bold" style:font-weight-complex="bold"/>
    </style:style>
    <style:style style:name="T131" style:parent-style-name="Standaardalinea-lettertype" style:family="text">
      <style:text-properties fo:font-weight="bold" style:font-weight-asian="bold" style:font-weight-complex="bold"/>
    </style:style>
    <style:style style:name="T132" style:parent-style-name="Standaardalinea-lettertype" style:family="text">
      <style:text-properties fo:font-weight="bold" style:font-weight-asian="bold" style:font-weight-complex="bold"/>
    </style:style>
    <style:style style:name="T133" style:parent-style-name="Standaardalinea-lettertype" style:family="text">
      <style:text-properties fo:font-weight="bold" style:font-weight-asian="bold" style:font-weight-complex="bold"/>
    </style:style>
    <style:style style:name="P134" style:parent-style-name="Standaard" style:family="paragraph">
      <style:text-properties fo:font-weight="bold" style:font-weight-asian="bold" style:font-weight-complex="bold"/>
    </style:style>
    <style:style style:name="P135" style:parent-style-name="Lijstalinea" style:list-style-name="LFO6" style:family="paragraph">
      <style:text-properties fo:font-weight="bold" style:font-weight-asian="bold" style:font-weight-complex="bold"/>
    </style:style>
    <style:style style:name="P136" style:parent-style-name="Lijstalinea" style:list-style-name="LFO3" style:family="paragraph"/>
    <style:style style:name="P137" style:parent-style-name="Lijstalinea" style:list-style-name="LFO3" style:family="paragraph"/>
    <style:style style:name="T138" style:parent-style-name="Standaardalinea-lettertype" style:family="text">
      <style:text-properties fo:font-weight="bold" style:font-weight-asian="bold" style:font-weight-complex="bold"/>
    </style:style>
    <style:style style:name="T139" style:parent-style-name="Standaardalinea-lettertype" style:family="text">
      <style:text-properties fo:font-weight="bold" style:font-weight-asian="bold" style:font-weight-complex="bold"/>
    </style:style>
    <style:style style:name="T140" style:parent-style-name="Standaardalinea-lettertype" style:family="text">
      <style:text-properties fo:font-weight="bold" style:font-weight-asian="bold" style:font-weight-complex="bold"/>
    </style:style>
    <style:style style:name="T141" style:parent-style-name="Standaardalinea-lettertype" style:family="text">
      <style:text-properties fo:font-weight="bold" style:font-weight-asian="bold" style:font-weight-complex="bold"/>
    </style:style>
    <style:style style:name="P142" style:parent-style-name="Standaard" style:family="paragraph">
      <style:text-properties fo:font-weight="bold" style:font-weight-asian="bold" style:font-weight-complex="bold"/>
    </style:style>
    <style:style style:name="T143" style:parent-style-name="Standaardalinea-lettertype" style:family="text">
      <style:text-properties fo:font-weight="bold" style:font-weight-asian="bold" style:font-weight-complex="bold"/>
    </style:style>
    <style:style style:name="T144" style:parent-style-name="Standaardalinea-lettertype" style:family="text">
      <style:text-properties fo:font-weight="bold" style:font-weight-asian="bold" style:font-weight-complex="bold"/>
    </style:style>
    <style:style style:name="P145" style:parent-style-name="Standaard" style:family="paragraph">
      <style:paragraph-properties fo:break-before="page" fo:text-align="center"/>
      <style:text-properties fo:font-weight="bold" style:font-weight-asian="bold" style:font-weight-complex="bold" fo:font-size="12pt" style:font-size-asian="12pt" style:font-size-complex="12pt"/>
    </style:style>
    <style:style style:name="P146" style:parent-style-name="Standaard" style:family="paragraph">
      <style:text-properties fo:font-weight="bold" style:font-weight-asian="bold" style:font-weight-complex="bold"/>
    </style:style>
    <style:style style:name="P147" style:parent-style-name="Standaard" style:family="paragraph">
      <style:text-properties fo:font-weight="bold" style:font-weight-asian="bold" style:font-weight-complex="bold"/>
    </style:style>
    <style:style style:name="T148" style:parent-style-name="Standaardalinea-lettertype" style:family="text">
      <style:text-properties fo:font-weight="bold" style:font-weight-asian="bold" style:font-weight-complex="bold"/>
    </style:style>
    <style:style style:name="P149" style:parent-style-name="Lijstalinea" style:list-style-name="LFO7" style:family="paragraph"/>
    <style:style style:name="P150" style:parent-style-name="Lijstalinea" style:family="paragraph">
      <style:text-properties fo:font-weight="bold" style:font-weight-asian="bold" style:font-weight-complex="bold"/>
    </style:style>
    <style:style style:name="P151" style:parent-style-name="Lijstalinea" style:list-style-name="LFO7" style:family="paragraph"/>
    <style:style style:name="P152" style:parent-style-name="Standaard" style:family="paragraph">
      <style:text-properties fo:font-weight="bold" style:font-weight-asian="bold" style:font-weight-complex="bold"/>
    </style:style>
    <style:style style:name="P153" style:parent-style-name="Standaard" style:family="paragraph">
      <style:paragraph-properties fo:break-before="page" fo:text-align="center"/>
    </style:style>
    <style:style style:name="T154" style:parent-style-name="Standaardalinea-lettertype" style:family="text">
      <style:text-properties fo:font-weight="bold" style:font-weight-asian="bold" style:font-weight-complex="bold" fo:font-size="12pt" style:font-size-asian="12pt" style:font-size-complex="12pt"/>
    </style:style>
    <style:style style:name="T155" style:parent-style-name="Standaardalinea-lettertype" style:family="text">
      <style:text-properties fo:font-weight="bold" style:font-weight-asian="bold" style:font-weight-complex="bold"/>
    </style:style>
    <style:style style:name="P156" style:parent-style-name="Standaard" style:family="paragraph">
      <style:text-properties fo:font-weight="bold" style:font-weight-asian="bold" style:font-weight-complex="bold"/>
    </style:style>
    <style:style style:name="P157" style:parent-style-name="Standaard" style:family="paragraph">
      <style:text-properties fo:font-weight="bold" style:font-weight-asian="bold" style:font-weight-complex="bold"/>
    </style:style>
    <style:style style:name="P158" style:parent-style-name="Lijstalinea" style:list-style-name="LFO7" style:family="paragraph"/>
    <style:style style:name="P159" style:parent-style-name="Lijstalinea" style:list-style-name="LFO7" style:family="paragraph"/>
    <style:style style:name="P160" style:parent-style-name="Standaard" style:family="paragraph">
      <style:text-properties fo:font-weight="bold" style:font-weight-asian="bold" style:font-weight-complex="bold"/>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Geenafstand"><text:bookmark-start text:name="_Hlk152933931"/><text:span text:style-name="T6">Maatwerk Online</text:span></text:p>
          </table:table-cell>
        </table:table-row>
        <table:table-row table:style-name="TableRow7">
          <table:table-cell table:style-name="TableCell8">
            <text:p text:style-name="P9"><text:span text:style-name="T10">Stageverslag 2</text:span></text:p>
          </table:table-cell>
        </table:table-row>
        <table:table-row table:style-name="TableRow11">
          <table:table-cell table:style-name="TableCell12">
            <text:p text:style-name="Geenafstand"><text:span text:style-name="T13">Charlotte Hage 3</text:span><text:span text:style-name="T14">wd</text:span><text:span text:style-name="T15">v1</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Geenafstand"><text:span text:style-name="T21">Charlotte Hage</text:span></text:p>
            <text:p text:style-name="Geenafstand"><text:span text:style-name="T22">15-12-2023</text:span></text:p>
            <text:p text:style-name="P23"/>
          </table:table-cell>
        </table:table-row>
      </table:table>
      <text:p text:style-name="P24"><text:bookmark-end text:name="_Hlk152933931"/></text:p>
      <text:p text:style-name="Standaard"><text:span text:style-name="T25">Onderwerp van dit stageverslag:</text:span><text:s/>reflecteren op leer/werkprocessen op basis van mijn afgelopen stageperiode</text:p>
      <text:p text:style-name="Standaard"><text:span text:style-name="T26">Praktijkopleider:</text:span><text:s/>Matthijs Vis</text:p>
      <text:p text:style-name="Standaard"><text:span text:style-name="T27">Stagebegeleider:<text:s/></text:span>Lukas Stroomer</text:p>
      <text:p text:style-name="Standaard"><text:span text:style-name="T28">Stageperiode waarover dit verslag gaat:<text:s/></text:span>11-09-2023 t/m 15-12-2023</text:p>
      <text:p text:style-name="Standaard"><text:span text:style-name="T29">Inleverdatum:<text:s/></text:span>15-12-2023</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Korte opmerking praktijkopleider:</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30"/>
      <text:soft-page-break/>
      <text:p text:style-name="P31">Inhoudsopgave</text:p>
      <text:p text:style-name="P32"/>
      <text:list text:style-name="LFO1" text:continue-numbering="true">
        <text:list-item>
          <text:p text:style-name="P33">Inleiding</text:p>
        </text:list-item>
        <text:list-item>
          <text:p text:style-name="P34">B1-K1-W1: Plant werkzaamheden en bewaakt de voortgang</text:p>
        </text:list-item>
        <text:list-item>
          <text:p text:style-name="P35">B1-K1-W2: Ontwerpt software</text:p>
        </text:list-item>
        <text:list-item>
          <text:p text:style-name="P36">B1-K1-W3: Realiseert onderdelen van software</text:p>
        </text:list-item>
        <text:list-item>
          <text:p text:style-name="P37">B1-K1-W4: Test software</text:p>
        </text:list-item>
        <text:list-item>
          <text:p text:style-name="P38">B1-K1-W5: <text:s/>Doet verbetervoorstellen voor software</text:p>
        </text:list-item>
        <text:list-item>
          <text:p text:style-name="P39">Benoemt en evalueert leerdoelen</text:p>
        </text:list-item>
        <text:list-item>
          <text:p text:style-name="P40">Functioneert als medewerker</text:p>
        </text:list-item>
      </text:list>
      <text:p text:style-name="P41"/>
      <text:p text:style-name="P42"/>
      <text:p text:style-name="P43"><text:line-break/></text:p>
      <text:p text:style-name="P44"/>
      <text:p text:style-name="P45"/>
      <text:p text:style-name="P46">Inleiding</text:p>
      <text:p text:style-name="P47"/>
      <text:p text:style-name="P48">In verslag zal ik reflecteren op de afgelopen stageperiode. Ik zal dit doen door alle werkprocessen uit het a3 blad door te nemen. Ik zal reflecteren op waar ik gegroeid ben en waar ik tegen problemen ben aangelopen. Door voorbeelden te beschrijven waar mogelijk zal ik het reflecteer proces concreter maken.<text:line-break/></text:p>
      <text:p text:style-name="P49">In de reflectie zal ik feedback van collega’s en begeleiders laten terug komen zodat ik mijn reflectie vollediger zal zijn.<text:s/><text:line-break/></text:p>
      <text:p text:style-name="P50">Elk hoofdstuk in verslag zal zich richten op een bepaald werkproces.<text:s/>Voor elk werkproces zal ik vertellen over wat er goed ging en wat er minder goed ging ook zal een enkele voorbeelden geven van mijn ervaring. Deze voorbeelden zijn niet perse goed of fout maar moeilijk en minder moeilijk. Het zal vooral mijn ervaring en ontwikkeling tijdens mijn stage tonen.<text:line-break/></text:p>
      <text:p text:style-name="Standaard"><text:span text:style-name="T51">Om een beter beeld te krijgen van de werkzaamheden die ik de afgelopen periode heb ik een bijlage<text:s/></text:span><text:span text:style-name="T52">bijgevoegd</text:span><text:span text:style-name="T53"><text:s/>met screenshots. Ik vertel per project het doel en zal vertellen hoe ik het technisch uitgewerkt heb.</text:span></text:p>
      <text:p text:style-name="P54"><text:bookmark-start text:name="_Hlk152252978"/></text:p>
      <text:p text:style-name="P55"><text:s text:c="37"/>B1-K1-W1: Plant werkzaamheden en bewaakt de voortgang</text:p>
      <text:p text:style-name="P56"><text:bookmark-end text:name="_Hlk152252978"/></text:p>
      <text:p text:style-name="P57">Wat ging er goed?:</text:p>
      <text:p text:style-name="Standaard">In de afgelopen stageperiode heb ik veel geleerd over wat er allemaal komt kijken bij het effectief plannen en uitvoeren van werkzaamheden. Dit omvat correcte tijdsinschattingen maken van de uitvoering en aflevering van producten, het effectief communiceren van project voortgang naar teamgenoten en het effectief gebruik van tools om planning en controle van de planning te bewaken.<text:s/><text:line-break/><text:line-break/>Tijdens de sprintplanning werk ik aan mijn vaardigheden om actief bij te dragen aan het bedenken van effectieve<text:s/>planningen voor mijn projecten. Daarbij leer ik hoe er als team samen wordt<text:s/>gewerkt om alle projecten die het team moet afronden en dit effectief en op een evenwichtige manier wordt ingepland.<text:line-break/><text:s/><text:line-break/>Ik heb inzicht gekregen in<text:s/>het belang van effectieve en transparante communicatie<text:s/>met betrekking tot<text:s/>de planning en voortgang van projecten en omliggende werkzaamheden.<text:s/><text:line-break/>Een belangrijk onderdeel van mijn leerproces<text:s/>betrof<text:s/>het<text:s/>realiseren<text:s/>van het belang van regelmatige en duidelijke updates. Ik heb geleerd om op regelmatige basis informatie te delen over de voortgang van lopende projecten, obstakels die ik tegenkwam en hoe ik hier een oplossing voor kon vinden.<text:s/><text:line-break/>Dit helpt niet alleen voor duidelijkheid binnen het team, maar stelt mijn praktijkopleider ook in staat om mijn<text:s/>voortgang<text:s/>te observeren.</text:p>
      <text:p text:style-name="Standaard">Een ander aspect van mijn groei is het besef van het belang van duidelijke vragen stellen en eerst voor mezelf duidelijk op te formuleren waar ik precies hulp bij nodig heb. Op deze manier kan ik meer en sneller progressie maken binnen mijn projecten en dus ook mijn planning beter bewaken.<text:line-break/><text:line-break/>Ik heb geleerd hoe ik effectief<text:s/>gebruik kan maken van online<text:s/>tools<text:s/>om mijn planning beter maken en mijn planning te waarborgen<text:s/>en zie nu ook de waarde in van deze tools.<text:s/><text:line-break/>Er wordt<text:s/>gebruikgemaakt van<text:s/>Jira* om taken in te plannen en te verdelen. Deze tool wordt<text:s/>ook gebruikt tijdens de<text:s/>Sprint-refinement* waarin we als team werkzaamheden inplannen voor de<text:s/>komende<text:s/>­­­periode. Er word gebruik gemaakt van<text:s/>Simplicate* om uren te loggen. Wanneer<text:s/>ik<text:s/>begin<text:s/>met een taak zet je een timer aan die binnen dit<text:s/>Simplicate bestaat. Wanneer<text:s/>ik<text:s/>klaar bent met een taak, kun je de tijd registreren en word deze tijd gelogd binnen het<text:s/>betreffende<text:s/>project.<text:line-break/>Door effectief gebruik te maken van deze tools kan ik een goed overzicht houden van de status van mijn werkzaamheden.<text:line-break/><text:line-break/>Dit geldt<text:s/>ook effectieve communicatie.<text:s/>Ik houd mijn e-mail en teams goed in de gaten en reageer binnen verwachte tijd op berichten.<text:s/><text:s/>Goede en directe communicatie helpt niet alleen voor het handhaven van de communicatie maar versterkt ook de samenwerking binnen het team.<text:s/></text:p>
      <text:p text:style-name="Standaard"><text:span text:style-name="T58">Wat ging er minder goed?:</text:span><text:span text:style-name="T59"><text:line-break/></text:span><text:span text:style-name="T60"><text:line-break/></text:span>Een uitdaging die ik heb ondervonden is dat ik moeite heb gehad met effectief gebruik maken van planning tools. Binnen mijn stagebedrijf werken we met een systeem waarin je een timer aan kan zetten wanneer je aan een taak werkt. Door dit op te slaan ontstaat er inzicht in hoeveel tijd er is besteed per taak en hoeveel er nog over is<text:s/><text:line-break/><text:s/>Ik heb dit te veel links laten liggen omdat ik hier niet voldoende focus op had naast het uitvoeren van web development projecten. Dit hield mij tegen om mijn planning effectief te plannen en deze<text:s/><text:soft-page-break/>planning te waarborgen.<text:line-break/>In de toekomst zal ik scherp zijn op het loggen van uren op de juiste projecten.</text:p>
      <text:p text:style-name="Standaard"><text:s/>Het bewust zijn van deze uitdaging is belangrijk geweest in mijn ontwikkeling. Ik heb nu meer zicht in waar mijn zwakkere punten liggen en heb geleerd dat er veel meer omgaat in het effectief plannen dan alleen het project binnen de tijd proberen uit te voeren. Deze inzichten dragen mee aan mijn vermogen om mijn planningsvaardigheden te verbeteren.</text:p>
      <text:p text:style-name="Standaard">In sommige situaties merkte ik dat stress en angst ontstonden om als ‘niet goed genoeg’ te worden gezien. Dit had als resultaat dat ik overzicht verloor over mijn voortgang omdat ik zelf te veel negatieve emoties ervaarde om hier op te letten. Ik heb geleerd dat het belangrijk is niet weg te lopen voor aspecten van zelfreflectie en zelfevaluatie zelfs als ze ongemakkelijk of uitdagend zijn.<text:s/><text:line-break/><text:line-break/>In conclusie hoewel ik moeite heb ondervonden bij het effectief bij het effectief gebruik maken van planningstools, het soms onduidelijk communiceren van mijn plannen en het <text:s/>maken van nauwkeurige en accurate tijdisinchattingen voor projecten, beschouw ik deze<text:s/>uitdagingen<text:s/>als waardevolle leermomenten. Het bewustzijn van mijn zwakkere punten op deze gebieden heeft me geholpen dat in te zien dat zowel een doeltreffend plannen en nauwkeurige inschattingen maken van cruciaal belang is<text:s/>voor een succesvolle uitwerking van projecten.</text:p>
      <text:p text:style-name="Standaard"/>
      <text:p text:style-name="P61">Voorbeelden van wat er goed ging :<text:s/></text:p>
      <text:p text:style-name="P62">Goed</text:p>
      <text:list text:style-name="LFO2" text:continue-numbering="true">
        <text:list-item>
          <text:p text:style-name="P63">Na het ontvangen van feedback dat ik niet genoeg aandacht besteedde aan het loggen van mijn uren ben ik mijn uren elke dag zo nauwkeurig mogelijk gaan loggen.</text:p>
        </text:list-item>
      </text:list>
      <text:p text:style-name="Lijstalinea"/>
      <text:list text:style-name="LFO2" text:continue-numbering="true">
        <text:list-item>
          <text:p text:style-name="P64">Ik reserveer tijd voor administratieve taken en verwerk dit in mijn projectplanning, wat zorgt voor een volledige en accurate projectplanning.<text:s/><text:line-break/></text:p>
        </text:list-item>
        <text:list-item>
          <text:p text:style-name="P65">Als verbeterpunt stuur ik nu dagelijks een korte update van mijn werkzaamheden naar mijn praktijkopleider. Hierdoor heeft mijn stagebegeleider meer inzicht in de voortgang mijn projecten en mijn planning. Dit het helpt mijn ook om beter overzicht te houden over de verloop van mijn planning en hoe ik de planning aan kan houden.<text:line-break/></text:p>
        </text:list-item>
      </text:list>
      <text:p text:style-name="P66">Voorbeelden van wat er minder goed ging :<text:s/></text:p>
      <text:list text:style-name="LFO2" text:continue-numbering="true">
        <text:list-item>
          <text:p text:style-name="P67">In de loop van mijn stageperiode heb ik niet altijd gebruikt gemaakt van systeem om mijn uren te loggen. Ik kreeg feedback dat ik er hierdoor slecht inzicht te krijgen was over hoe de voortgang van mijn planning.<text:s/></text:p>
        </text:list-item>
      </text:list>
      <text:p text:style-name="Lijstalinea"/>
      <text:list text:style-name="LFO2" text:continue-numbering="true">
        <text:list-item>
          <text:p text:style-name="P68">Ik ga momenteel nog vaak over de deadlines van projecten heen, hierdoor kan ik niet altijd goed vast houden aan mijn planning en<text:s/>duren projecten langer dan gewenst.<text:s/></text:p>
        </text:list-item>
      </text:list>
      <text:p text:style-name="Lijstalinea"/>
      <text:list text:style-name="LFO2" text:continue-numbering="true">
        <text:list-item>
          <text:p text:style-name="P69">Na evaluatie besefte ik me dat ik soms niet voldoende verantwoordelijkheid nam over mijn eigen sprintplanning en nog te afwachtend was in bijdragen van het planningsproces. Ik ben bewust van het feit dat ik hier meer zelfstandige voorstellen moet doen en proactiever moet zijn in het planningsproces.</text:p>
        </text:list-item>
      </text:list>
      <text:p text:style-name="Lijstalinea"/>
      <text:p text:style-name="Lijstalinea"/>
      <text:soft-page-break/>
      <text:p text:style-name="Standaard"><text:span text:style-name="T70">Plannen voor de komende stageperiode:</text:span><text:span text:style-name="T71"><text:line-break/></text:span><text:span text:style-name="T72"><text:line-break/></text:span>in de komende stageperiode ga ik<text:s/>gericht werken om<text:s/>mijn vaardigheden<text:s/>op het gebied van<text:s/>planning en organisatie<text:s/>verder ontwikkelen<text:s/>op basis van deze reflectie en momenten van reflectie die ik gehad heb gedurende de stageperiode.<text:s/><text:line-break/><text:line-break/>Ik zal tijdens sprintrefinements nog actiever<text:s/>deelnemen<text:s/>aan het planningsprocess, waarbij ik actief meedenk over de haalbaarheid en efficientie van projecten die binnen sprint kunnen worden afgerond. Ook is het belangrijk om aandacht te behouden voor administratieve taken en school taken. Door altijd een goed<text:s/>overzicht<text:s/>te houden wat er van me verwacht wordt, kan ik<text:s/>realistische<text:s/>inschattingen maken en de planning die ik heb gemaakt ook daadwerkelijk<text:s/>naleven.<text:line-break/></text:p>
      <text:p text:style-name="Standaard">In lijn met mijn doelen zal ik nauwlettend letten op<text:s/>het<text:s/>gebruik van planningstools zoals Simplicate*en Jira*. Zoals eerder besproken in dit hoofdstuk heb ik hier nog te weinig aandacht voor gehad. Door dit wel te doen kan ik beter communiceren over mijn voortgang met mijn team en houd ik zelf een goed beeld van de voortgang.<text:s/></text:p>
      <text:p text:style-name="Standaard">Daarnaast zal ik me gaan richten op het effectief managen van stress en angst, vooral in situaties waar ik<text:s/>twijfel aan mijn vaardigheden en presentatie.<text:s/>Ik zal ik blijven vasthouden aan planningstools en zal ik blijven communiceren met mijn team. Dit zal af en toe voor<text:s/>stress<text:s/>zorgen,<text:s/>maar door dit aan te houden kom ik niet meer in tijdsdruk omdat ik niet goed gepland had. In mijn mening is dit een goede manier om deze stress te verminderen en mij een meer zelfstandige competente webdeveloper zal maken.<text:line-break/><text:line-break/></text:p>
      <text:p text:style-name="P73"><text:bookmark-start text:name="_Hlk152253000"/><text:soft-page-break/>B1-K1-W2: Ontwerpt software<text:s/></text:p>
      <text:p text:style-name="P74"><text:bookmark-end text:name="_Hlk152253000"/></text:p>
      <text:p text:style-name="Standaard"><text:span text:style-name="T75">Wat ging er goed?:</text:span><text:span text:style-name="T76"><text:line-break/></text:span><text:line-break/>Tijdens deze stageperiode heb ik bijgedragen aan het vertalen van conceptuele technische ideeën naar concrete technische uitwerkingen. Hierbij heb ik geleerd op stapsgewijs doelen te formuleren en te bereiken. Ik bedoel hiermee dat wanneer het doel van project duidelijk is, het nodig is om een duidelijk beeld te creëren over wat hoe ik je elk onderdeel moet uitwerken en op welke manier dit gedaan moet worden. Het is ook belangrijk om na te denken over hoe je stappen van uitwerking op elkaar aansluit.<text:s/></text:p>
      <text:p text:style-name="Standaard">Mijn praktijkopleider laat mij vrij in uitdenken wat er nodig is om een project te realiseren. Op deze manier leer ik zelf zorgvuldig software te ontwerpen die nodig is om mijn projecten volledig en goed uit te werken. Ik spreek mijn plannen en ontwerpen door met mijn praktijkopleider om eventuele ontbrekende aspecten toe te voegen of concepten te verbeteren.<text:line-break/><text:line-break/>Bovendien heb ik aan projecten gewerkt waarin ik zelf (deels) verantwoordelijk was voor het opstellen van plannen met betrekking tot het design, vervolgens heb ik overleg met het team mijn ideeën gaan uitwerken. Deze ervaringen hebben mijn vermogen om niet alleen technisch, maar ook creatief bij te dragen bij het ontwerpen van software.<text:line-break/></text:p>
      <text:p text:style-name="Standaard"><text:span text:style-name="T77">Wat ging er minder goed?:</text:span><text:span text:style-name="T78"><text:line-break/></text:span><text:span text:style-name="T79"><text:line-break/></text:span>Tijdens het werken aan projecten tijdens mijn stageperiode ben ik erachter gekomen dat het heel belangrijk is om een goed beeld te hebben van uit welke onderdelen een project precies bestaat en hoe deze het beste uitgewerkt moeten worden.<text:line-break/>Er waren momenten waar ik het ontwerpproces wat achterwegen heb gelaten en ik tijdens uitwerken van een project tegen onverwachte obstakels kwam.</text:p>
      <text:p text:style-name="Standaard"><text:line-break/><text:s/>Het is dus belangrijk om hier heel even de tijd voor te nemen voordat ik in een project duik. Dit betekent niet dat je niet snel moet beginnen met voortgang boeken binnen een project maar meer dat het ontwerpproces wat tijd vereist, maar dit zal later zorgen dat projecten sneller uitgewerkt kunnen worden omdat ik tegen minder problemen aan zou lopen.<text:s/><text:line-break/><text:line-break/>Ik had ook momenten waar ik vind dat ik iets meer zelf had moeten nadenken voordat ik om hulp vroeg. Ik heb geleerd dat ik mezelf eerst in het project moet verdiepen en dan pas vragen moet stellen.</text:p>
      <text:p text:style-name="P80">Voorbeelden:<text:line-break/></text:p>
      <text:list text:style-name="LFO2" text:continue-numbering="true">
        <text:list-item>
          <text:p text:style-name="P81">Ik kreeg de opdracht om een filtersysteem uit te werken. Ik was niet volledig bekend met wat mijn exacte aanpak zou zijn. Dus ik heb voordat ik begon met de opdracht even de tijd genomen om duidelijk te krijgen wat de eisen waren en hoe ik alle elementen kon uitwerken. Ik heb eerst zelf onderzoek gedaan en heb dit voorgelegd aan mijn praktijkopleider om te checken of er nog zaken veranderd moesten worden.<text:s/><text:line-break/>Dit proces heeft mij geleerd dat het belangrijk is om kort de tijd te nemen om een ontwerp uit te denken of dit nou technisch is of wat betreft de vormgeving. Dit maakt de stappen die<text:s/><text:soft-page-break/>gemaakt moeten worden meer voorspelbaar en loop je tegen minder obstakels aan<text:line-break/></text:p>
        </text:list-item>
        <text:list-item>
          <text:p text:style-name="P82">Tijdens deze stageperiode heb ik veel momenten gehad waarop ik zelf moest uitzoeken hoe ik een opdracht zou kunnen realiseren. Dit heeft me geholpen om zelf beter onderzoek te doen en ook om meer zelfvertrouwen te hebben in mijn kunnen en kennis omdat ik deze ontwerpen ook moest voorleggen aan teamgenoten en ik dus in mezelf moest geloven.</text:p>
        </text:list-item>
      </text:list>
      <text:p text:style-name="P83"><text:line-break/></text:p>
      <text:p text:style-name="Standaard"><text:span text:style-name="T84">Plannen voor de komende stageperiode:</text:span><text:span text:style-name="T85"><text:line-break/></text:span><text:span text:style-name="T86"><text:line-break/></text:span>In de komende stageperiode zal ik mijn vaardigheid verder ontwikkelen om helder en gedetailleerd een beeld te creëren van hoe mijn projecten eruit moeten zien, zowel in concept als in de praktische uitwerking. Mijn plannen moeten rekening houden met zowel de klanteneisen als dat alles technisch correct uitgewerkt kan worden en gebruiksvriendelijk is.<text:line-break/><text:line-break/><text:s/>Ook wil ik mijn vaardigheden verbeteren in het formuleren van mijn plannen. Dit houd ook in dat ik de keuzes die ik heb gemaakt goed kan verantwoorden. Op deze manier kan ik goed overleggen over de software ontwerpen die ik maak en kan waardevolle feedback van mijn teamgenoten verwerken.<text:line-break/><text:line-break/>Daarnaast ben ik me bewust dat, ondanks zorgvuldige planning er situaties kunnen ontstaan waarin het nodig is om mijn plannen aan te passen. Ik moet dus flexibel kunnen zijn <text:s/>om mijn aanpak te heroverwegen wanneer dit nodig is.<text:line-break/><text:line-break/>Met deze aanpak hoop ik niet alleen mijn ontwerpvaardigheden van software te verbeteren, maar ook mijn vermogen om effectief te communiceren over en om te gaan met veranderingen. Dit zal mijn bijdrage aan het team versterken<text:line-break/><text:line-break/></text:p>
      <text:p text:style-name="P87"/>
      <text:p text:style-name="P88"><text:bookmark-start text:name="_Hlk152253029"/>B1-K1-W3: Realiseert (onderdelen van) software<text:bookmark-end text:name="_Hlk152253029"/></text:p>
      <text:p text:style-name="P89"/>
      <text:p text:style-name="Standaard"><text:span text:style-name="T90">Wat ging er goed?:</text:span><text:span text:style-name="T91"><text:line-break/></text:span><text:line-break/>Gedurende de afgelopen stageperiode heb aan diverse projecten gewerkt, waarbij ik verschillende programeer technieken heb toegepast. Hierdoor heb ik mijn vaardigheden in het programmeren verbetert en heb ik geleerd hoe ik projecten meer stapsgewijs en doelgericht kan uitwerken.<text:s/></text:p>
      <text:p text:style-name="Standaard"><text:line-break/>De projecten waar ik aan gewerkt heb omvatten projecten die ik van het begin heb opgebouwd maar ook het toevoegen van onderdelen aan al bestaande software en ook al bestaande software verbeteren op basis van feedback. Dit aspect van mijn werk heeft me op verschillende manieren uitgedaagd. Niet alleen moest ik mijn eigen code functioneel en duidelijk schrijven maar ik moest ook code die bestond binnen projecten goed begrijpen zodat ik bepaalde aanpassingen kon doen waar nodig.<text:line-break/><text:line-break/>Tijdens het uitwerken van projecten heb ik geleerd om op zoek te gaan naar de meest effectieve aanpak. Dit vereiste soms het verlaten van vertrouwde methoden en daagde me uit om op een vernieuwende manier te denken en te handelen.<text:s/><text:line-break/><text:line-break/>Het werken aan zowel nieuwe als bestaande projecten heeft mij laten zien hoe belangrijk mijn code duidelijke en nette code is. Dit niet alleen omdat code duidelijk moet blijven voor mij, maar ook toegankelijk moet blijven voor anderen die mijn code eventueel in de toekomst tegenkomen.<text:line-break/>Wanneer ik code schrijf hoe ik rekening met het geven van logische namen aan elementen.<text:s/><text:line-break/><text:line-break/>Dankzij diverse uitdagingen tijdens deze stageperiode heb ik veel geleerd en ben ik mijn technische vaardigheden stapje voor stapje aan het verbeteren. Ik ben nu in staat om heldere code te schrijven en zelfstandiger projecten te realiseren. Ik heb mezelf in deze aspecten kunnen ontwikkelen door feedback van mijn praktijkopleider en teamgenoten.<text:s/><text:line-break/><text:line-break/><text:span text:style-name="T92">Wat ging er minder goed?:</text:span><text:span text:style-name="T93"><text:line-break/></text:span><text:line-break/>Tijdens het uitwerken van deze verschillende projecten ben ik ook tegen uitdagingen aangelopen.<text:line-break/>Een obstakel was het werken met nieuwe programeer technieken die ik nog niet eerder had toegepast. De leercurve was op momenten steil en het kostte me soms meer tijd om concepten volledig te begrijpen. Dit in combinatie met tijdsdruk en deadlines leidde<text:s/>dit<text:s/>soms tot situaties waar ik niet meer bezig was met duidelijke en goede code schrijven maar met de wens om het gewoon af krijgen. Deze manier van werken had natuurlijk het tegenovergestelde effect omdat ik zelf de logica in mijn eigen code kon kwijtraken. Ik heb hiervan geleerd en zie het belang in van het onder controle houden van stress en frustratie.<text:s/><text:line-break/><text:line-break/>Ik had af en toe ook moeite met<text:s/></text:p>
      <text:p text:style-name="Standaard"/>
      <text:p text:style-name="Standaard"/>
      <text:p text:style-name="Standaard"/>
      <text:soft-page-break/>
      <text:p text:style-name="P94">Voorbeelden:</text:p>
      <text:list text:style-name="LFO3" text:continue-numbering="true">
        <text:list-item>
          <text:p text:style-name="P95">Voorbeeld van wat goed ging:</text:p>
        </text:list-item>
      </text:list>
      <text:p text:style-name="P96"/>
      <text:list text:style-name="LFO3" text:continue-numbering="true">
        <text:list-item>
          <text:list>
            <text:list-item>
              <text:p text:style-name="P97">Gedurende de stageperiode heb ik feedback ontvangen over het te vaak laten staan van test variabelen namen. Dit maakte mijn code minder duidelijk en onprofessioneel. Na het krijgen van deze feedback ben ik nu zeer oplettend op testvariabelen in de uitwerking van een project. Hierdoor is mijn code nu duidelijker en toegankelijker.</text:p>
            </text:list-item>
          </text:list>
        </text:list-item>
      </text:list>
      <text:p text:style-name="Lijstalinea"/>
      <text:list text:style-name="LFO4" text:continue-numbering="true">
        <text:list-item>
          <text:p text:style-name="P98">Tijdens een eerdere fase in mijn stageperiode ondervond ik uitdagingen bij het begrijpen</text:p>
        </text:list-item>
        <text:list-item>
          <text:p text:style-name="P99"><text:s/>van al bestaande code waar ik aanpassingen en verbeteringen in moest toepassen.<text:line-break/>Nadat ik feedback en hulp heb gekregen van mijn praktijkopleider weet ik dit nu beter te navigeren. Ik heb deze groei kunnen testen door later in de stageperiode aan vergelijkbare projecten te werken en ik zie dat ik hier nu minder moeite mee heb. Hierdoor kan ik projecten sneller uitwerken en meer begrip krijgen over de code en dus ook mijn eigen programeer vaardigheden verbeteren.</text:p>
        </text:list-item>
      </text:list>
      <text:p text:style-name="Lijstalinea"/>
      <text:list text:style-name="LFO4" text:continue-numbering="true">
        <text:list-item>
          <text:p text:style-name="P100">ik heb projecten uitgewerkt die voor de klant of voor het bedrijf zelf gebruikt worden, deze projecten hebben aan code conventies voldoen. Ook moeten ze technisch en grafisch correct zijn. Dit betekent dat ik de vaardigheid heb om dit soort projecten in een professionele manier uit te werken.</text:p>
        </text:list-item>
      </text:list>
      <text:p text:style-name="Lijstalinea"/>
      <text:list text:style-name="LFO5" text:continue-numbering="true">
        <text:list-item>
          <text:p text:style-name="P101">Ik heb mijn nieuwe technieken gebruikt bij het maken van een filter opdracht, deze opdracht bracht veel uitdaging met zich mee maar ik heb mijn kennis en kunnen hierdoor kunnen verbreden en ik zou nu een soortgelijke opdracht sneller en effectiever kunnen uitwerken.<text:s/></text:p>
        </text:list-item>
      </text:list>
      <text:list text:style-name="LFO3" text:continue-numbering="true">
        <text:list-item>
          <text:p text:style-name="P102">Voorbeeld van wat er minder goed ging:<text:line-break/></text:p>
          <text:list text:continue-numbering="true">
            <text:list-item>
              <text:p text:style-name="P103">Tijdens het uitwerken van de filter opdracht die ik eerder noemde, heb ik mezelf te veel laten leiden door onzekerheid en tijdsdruk, hierdoor was het ik het project eerst niet effectief aan het uitwerken. Ik heb hiervan geleerd en zal vanaf dit punt zorgvuldiger en met meer zekerheid werken, ook wanneer ik last heb van tijdsdruk en stress.</text:p>
            </text:list-item>
          </text:list>
        </text:list-item>
      </text:list>
      <text:p text:style-name="P104"/>
      <text:list text:style-name="LFO3" text:continue-numbering="true">
        <text:list-item>
          <text:list>
            <text:list-item>
              <text:p text:style-name="P105">Toen ik projecten moest maken, waar de technieken helemaal nieuw voor me waren, had ik soms nog niet genoeg kennis had kon dit me tegenhouden omdat ik niet wist of iets me ging lukken of niet. Ik heb geleerd dat het belangrijk is om vragen te blijven stellen en zelf oplossingsgericht te denken.</text:p>
            </text:list-item>
          </text:list>
        </text:list-item>
      </text:list>
      <text:p text:style-name="Standaard"/>
      <text:p text:style-name="Standaard"><text:span text:style-name="T106">Plannen voor de komende stageperiode:</text:span><text:span text:style-name="T107"><text:line-break/></text:span><text:span text:style-name="T108"><text:line-break/></text:span>In de komende stageperiode ben ik van plan om de volgende punten aan te houden en verder te verbeteren. Ik wil mezelf leren om oplossingsgericht te denken tijdens het uitwerken van projecten. Op deze manier geef ik mezelf de kans om meer te leren. Oplossingen die ik tijdens dit proces, kan ik later ook weer toepassen.<text:s/><text:line-break/>Ik wil ook leren om beter om te gaan met tijdsdruk en hier minder stress van te ervaren en mezelf leren om dingen sneller af te ronden binnen projecten zodat ik deze nog vaker tijdig kan inleveren<text:span text:style-name="T109"><text:line-break/></text:span><text:soft-page-break/><text:line-break/>Ik zal blijven letten of mijn code aan code conventies voldoet en zal blijven letten op dat mijn code netjes en overzichtelijk blijft zonder onnodige informatie.<text:line-break/>Ook zal ik actief duidelijke vragen blijven stellen aan mijn praktijkopleider en teamgenoten, zodat ik mijn kennis en kunnen kan verbreden en oplossingen kan toepassen binnen het project dat ik aan het uitwerken ben.</text:p>
      <text:p text:style-name="P110"><text:bookmark-start text:name="_Hlk152253039"/><text:soft-page-break/>B1-K1-W4: Test software</text:p>
      <text:p text:style-name="P111"><text:bookmark-end text:name="_Hlk152253039"/>Wat ging er goed?:<text:line-break/></text:p>
      <text:p text:style-name="P112">In de afgelopen stageperiode heb ik meerdere projecten getest. Deze projecten gebruikt zullen worden voor een klant of voor het bedrijf<text:s/>en<text:s/>moet<text:s/>dus<text:s/>aan bepaalde eisen voldoen. Dit betekent dat alle uitgewerkte projecten gebruiksvriendelijk en functioneel moeten zijn. De vormgeving van projecten moet ook duidelijk,<text:s/>esthetisch<text:s/>en gebruiksvriendelijk zijn. Dit moet zowel op desktop als op tablet als op mobiel. Dit moet zowel getest worden in de browser als op mobiele apparaten zelf.<text:line-break/>Ik heb geleerd om meerdere keren te testen voordat ik iets ga opleveren om te zorgen dat alle details in een uitwerking ook goed zijn.<text:line-break/><text:line-break/>Tijdens het uitwerken en testen van projecten heb ik geleerd over het belang van voortdurend en kritisch testen van software. Niet alleen wanneer in project in de eindfase zit maar ook in de loop van een project. Dit is nodig zodat er alle elementen goed op elkaar aansluiten en dat de bestaande functionaliteit eventueel verbeterd of uitgebreid zou kunnen worden wanneer dit nodig is.<text:line-break/><text:line-break/>Door het testen van projecten heb ik geleerd om problemen te identificeren en op te lossen. Het heeft me ook geleerd om het probleem goed te formuleren,<text:s/>zodat ik directe hulpvragen kon stellen wanneer ik input van anderen nodig had. Door oplossingen te vinden het ik vaardigheden verbreid en kan ik in soortgelijke projecten deze oplossing toevoegen.</text:p>
      <text:p text:style-name="Standaard"/>
      <text:p text:style-name="Standaard"><text:span text:style-name="T113">Wat ging er minder goed?:</text:span><text:span text:style-name="T114"><text:line-break/></text:span><text:span text:style-name="T115"><text:line-break/></text:span>Ik merkte dat ik niet altijd gericht was op het vinden van oplossingen. In sommige gevallen liet ik me te veel beïnvloeden door stress en gehaastheid, wat leidde tot een minder doelgerichte aanpak bij het identificeren van problemen in mijn projecten en niet genoeg nadacht over wat een goede oplossing voor dit probleem zou zijn. Deze ervaring heeft me laten inzien dat het belangrijk is om rationeel na te blijven denken en oplossingen te overwegen die goed zijn doordacht.<text:line-break/><text:line-break/>Soms vond ik lastig om testscenario’s toe te passen op mijn bestaande of al deels afgeronde projecten. Ik was een beetje terughoudend en bang om mijn bestaande voortgang kapot te maken.<text:line-break/>Ik heb ingezien dat het juist belangrijk is om dit wel te doen. En dan back-ups <text:s/>te maken en te weten hoe ik iets eventueel terug kan zetten. Hierdoor kan ik mijn project op een gestructureerde manier mijn projecten testen en verbeteren.<text:line-break/><text:line-break/>Ik was ook niet altijd zorgvuldig genoeg in het controleren op van kleine details zo kwamen er soms situaties voor waar ik projecten in ging leveren en er bijvoorbeeld nog test variabelen in mijn code stonden of dat er nog onnodige onderdelen in mijn code stonden. Ik heb door feedback en de ervaring die ik heb opgedaan tijdens stage<text:s/>lopen geleerd dat het belangrijk is om hier scherp op te zijn.<text:line-break/><text:span text:style-name="T116"><text:line-break/></text:span></text:p>
      <text:p text:style-name="Standaard"/>
      <text:p text:style-name="Standaard"/>
      <text:soft-page-break/>
      <text:p text:style-name="Standaard"><text:span text:style-name="T117">Voorbeelden:</text:span><text:span text:style-name="T118"><text:line-break/></text:span><text:span text:style-name="T119"><text:line-break/></text:span></text:p>
      <text:list text:style-name="LFO3" text:continue-numbering="true">
        <text:list-item>
          <text:list>
            <text:list-item>
              <text:p text:style-name="P120">Tijdens het uitwerken van een dubbel agenda-filter element, heb ik uitgebreid getest op verschillende filter scenario’s. Dit omvatte het testen van meerdere filters van dezelfde categorie, zowel als filters van verschillende categorieën die weer voor andere resultaten moesten weergeven.<text:line-break/>Door deze testen kon ik eventuele problemen identificeren en vervolgens passende oplossingen bedenken. Deze oplossingen heb ik daarna ook weer getest.<text:line-break/></text:p>
            </text:list-item>
            <text:list-item>
              <text:p text:style-name="P121"><text:s text:c="2"/>In diverse projecten heb ik design tests uitgevoerd. Mijn doel was om ervoor te zorgen dat visuele element niet alleen esthetisch mooi waren, maar ook gebruiksvriendelijk en functioneel. Ik heb hierbij ook voor feedback gevraagd aan designers en teamleden.<text:s/></text:p>
            </text:list-item>
          </text:list>
        </text:list-item>
      </text:list>
      <text:p text:style-name="P122"/>
      <text:list text:style-name="LFO3" text:continue-numbering="true">
        <text:list-item>
          <text:list>
            <text:list-item>
              <text:p text:style-name="P123">Tijdens mijn stageperiode heb ik niet alleen nieuwe design en projecten getest, maar heb ik ook gewerkt aan verbeteringen van al bestaande projecten. Deze verbeteringen kwamen dan uit vragen en verzoeken van een klant. Wanneer ik iets had aangepast of verbetert binnen een project, moest ik ook testen of deze oplossingen aan eisen en code conventies voldeden.</text:p>
            </text:list-item>
          </text:list>
        </text:list-item>
      </text:list>
      <text:p text:style-name="Lijstalinea"/>
      <text:list text:style-name="LFO3" text:continue-numbering="true">
        <text:list-item>
          <text:list>
            <text:list-item>
              <text:p text:style-name="P124"/>
            </text:list-item>
          </text:list>
        </text:list-item>
      </text:list>
      <text:p text:style-name="Standaard"><text:span text:style-name="T125">Plannen voor de komende stageperiode:</text:span><text:span text:style-name="T126"><text:line-break/></text:span><text:span text:style-name="T127"><text:line-break/></text:span>In de komende stageperiode wil mezelf verder blijven ontwikkelen in het testen van software. Ik zal gedurende het uitwerken van projecten regelmatig blijven testen om potentiële problemen te identificeren en deze aan te pakken.<text:s/></text:p>
      <text:p text:style-name="Standaard">Ik zal testscenario’s toepassen op bestaande projecten en back-ups maken elementen die aangepast moeten worden voor testdoeleinden en verbeteringen. Zo kan ik ook op zoek naar oplossingen zonder de angst te hebben om iets kapot te maken.<text:s/><text:line-break/>Door bepaalde elementen van een project aan te passen kan ik goed identificeren wat er niet goed functioneert aan een project.<text:line-break/><text:line-break/>Zoals ik eerder in dit stuk vermeld heb,<text:s/>zal ik door gaan met het goed testen van software voordat ik dit oplever. Ik zal zorgen dat de software functioneel, esthetisch en gebruiksvriendelijk is en ik zal zorgen dat het project aan alle eisen van de opdrachtgever voldoet. Om dit nog beter te doen zal ik beter op details letten en vanuit het perspectief van de opdrachtgever kijken of het project aan alle eisen voldoet.</text:p>
      <text:p text:style-name="P128"><text:bookmark-start text:name="_Hlk152253054"/><text:soft-page-break/>B1-K1-W5: Doet verbetervoorstellen voor de software<text:line-break/></text:p>
      <text:p text:style-name="P129"><text:bookmark-end text:name="_Hlk152253054"/>Wat ging er goed?:</text:p>
      <text:p text:style-name="Standaard">In de afgelopen stageperiode heb ik mezelf ontwikkeld in het actief meedenken over verbetering mijn projecten. Tijdens besprekingen met mijn praktijkopleider over de voortgang van projecten, neem ik actief deel door zelf oplossingen te bedenken en deze voor te leggen. Ik heb geleerd om dit ook te doen in momenten waar ik zelf niet het gevoel had dat alle nodige kennis te hebben over een techniek of complexiteit van een project.<text:s/><text:line-break/><text:line-break/>Mijn communicatie beperkt zich niet alleen tot gesprekken met andere webdevelopers, ik overleg ook met webdesigners. Wanneer ik merk dat een aspect van een design mogelijk niet optimaal kan functioneren in de technische uitwerking, ga ik in overleg en doe ik concrete voorstellen. Deze interactie zorgt voor een goede balans tussen design en functionaliteit.<text:line-break/><text:line-break/>Een punt van groei voor mij is het verder ontwikkelen van mijn communicatieve vaardigheden om ideeën effectiever over te brengen. Ik heb geleerd om van een idee een concreet voorstel te maken met voorstellen voor technische uitwerking. Op deze manier kunnen teamgenoten een beeld krijgen van ik precies bedoel en kunnen ze hier op in haken. Zo kan er effectief overlegd worden over wat een goed voorstel is en wat er eventueel nog aangepast moet worden.<text:line-break/><text:line-break/>Bovendien ben ik bezig met het geven en te ontvangen van feedback uit mijn team. Ik werk bijvoorbeeld goed met een design stagiair in mijn team. We hebben al meerdere projecten gehad waarin zij het design maakte en ik de het ontwerp technisch uit ging werken. In dit proces geven we elkaar feedback en denken we met elkaar over wat voor het beste resultaat zal zorgen.<text:line-break/>Dit heeft me geleerd hoe ik waardevolle feedback kan geven en verbeter voorstellen kan doen.</text:p>
      <text:p text:style-name="P130"/>
      <text:p text:style-name="Standaard"><text:span text:style-name="T131">Wat ging er minder goed?:</text:span><text:span text:style-name="T132"><text:line-break/></text:span><text:span text:style-name="T133"><text:line-break/></text:span>Een gebied waarin ik mezelf nog verder wil ontwikkelen, betreft mijn<text:s/>zelfvertrouwen en de neiging om onzeker te zijn over mijn bijdragen. Tijdens mijn stageperiode ben ik geconformeerd met momenten waarop ik twijfelde over de relevantie van mijn input en moeite om in mezelf te geloven.<text:line-break/>Dit had soms een demotiverend effect en maakte het moeilijk om mijn de potentie van mijn mogelijke voorstellen te zien.<text:s/><text:line-break/><text:line-break/>Deze onzekerheid beïnvloedde ook mijn actieve betrokkenheid bij het verbeteren van mijn projecten. Er waren periodes waarin ik terughoudend was om mijn suggesties van volledig naar voren te brengen.<text:line-break/><text:line-break/>Er waren ook situaties waar ik<text:s/>nog<text:s/>te weinig focus had op verbeterpunten. Dit kwam ook voor binnen projecten die al bijna afgerond waren. Ik<text:s/>had graag wat meer<text:s/>focus hebben op alle kleine details<text:s/>gelegd.. Ik heb soms moeite met het verbeteren van details in een bijna afgerond project. Dit uit de angst om de functionaliteit<text:s/>kapot te maken. Een oplossing hiervan is zorgvuldig werken<text:s/>back-ups<text:s/>maken.</text:p>
      <text:p text:style-name="Standaard"/>
      <text:p text:style-name="Standaard"/>
      <text:p text:style-name="Standaard"/>
      <text:p text:style-name="Standaard"/>
      <text:p text:style-name="P134">Voorbeelden:</text:p>
      <text:list text:style-name="LFO6" text:continue-numbering="true">
        <text:list-item>
          <text:p text:style-name="P135">Voorbeeld van wat goed ging:<text:line-break/></text:p>
        </text:list-item>
      </text:list>
      <text:p text:style-name="Lijstalinea">In deze stageperiode heb ik overleg met een design stagiair over 3 projecten waar we zij het ontwerp maakte en ik de technische uitwerking op me nam. Ik heb tijdens deze samenwerking met haar overlegd, vragen gesteld en voorstellen gedaan. Wanneer ik het idee had dat een onderdeel in het ontwerp een kleine verandering nodig had om beter te functioneren heb ik dit voorgesteld. Ik vraag haar ook om input en verwerk dit in de uitwerking. Een goed voorbeeld hiervan is het samen nadenken over het mobiele ontwerp voor al deze 3 projecten. Op deze manier hebben we samen een mooi filter systeem gemaakt voor het filteren van tools die gebruikt worden binnen elk team en binnen welke catagorie elke tool valt. Ook heb ik het nieuwe ontwerp van een partner slider uitgewerkt en hier binnen dit project heb ik momenten genomen om te refleteren over wat er punten die nog niet helemaal precies goed had uitgewerkt en heb ik overlegd met mijn praktijkopleider en designers.<text:line-break/></text:p>
      <text:list text:style-name="LFO3" text:continue-numbering="true">
        <text:list-item>
          <text:list>
            <text:list-item>
              <text:p text:style-name="P136">Tijdens deze stagperiode heb samengewerkt me werkte ik samen met een designproject aan verschillende projecten. Wanneer ik tijdens het uitwerken van een design, een idee had voor verbetering heb ik dit voorgelegd bij de designer. Op deze manier konden we elkaar feedback en tips geven. Dit resulteerde in een betere uitwerking van projecten</text:p>
            </text:list-item>
            <text:list-item>
              <text:p text:style-name="P137"/>
            </text:list-item>
          </text:list>
        </text:list-item>
      </text:list>
      <text:p text:style-name="Lijstalinea"><text:span text:style-name="T138">Voorbeeld van wat minder ging:</text:span><text:span text:style-name="T139"><text:line-break/></text:span><text:span text:style-name="T140"><text:line-break/></text:span>Een voorbeeld van een project waar dit minder ging was een project waar ik een agende filter moest maken. Tijdens het uitwerken van dit project was ik erg onzeker en geloovde ik niet in de mogelijkheid om dit project goed af te ronden. Ik hield deelde de voortgang van dit project niet genoeg met het team en staarde me blind op het feit dat het gewoon af moest en ik niet het gevoel had dat het zou lukken. Hierdoor dacht ik niet goed na over de loop van het project en werkte ik onderdelen uit zonder genoeg rekening te houden met de volgende stap in mijn project.<text:s/><text:span text:style-name="T141"><text:line-break/></text:span></text:p>
      <text:p text:style-name="P142"/>
      <text:p text:style-name="Standaard"><text:span text:style-name="T143">Plannen voor de komende stageperiode:</text:span><text:span text:style-name="T144"><text:line-break/></text:span></text:p>
      <text:p text:style-name="Standaard">In de komende stageperiode heb ik de volgende plannen gemaakt om mezelf te verbeteren.<text:line-break/><text:line-break/>lk wil mijn technische vaardigheden verder ontwikkelen, door meer kennis en kunnen te vergaren over programmeren en<text:s/>technieken die relevant<text:s/><text:s/>zijn<text:s/>binnen<text:s/>mijn<text:s/>stagebedrijf kan ik betere voorstellen doen en kan ik beter inzicht krijgen over wat er goed gaat en wat er beter kan. Ik wil mezelf dus uitdagen om met een<text:s/>positievere<text:s/>mindset naar uitdagingen te kijken en na elk project weer wat meer te kunnen.<text:line-break/>Ook wil ik mijn zelfvertrouwen verbeteren. Dit zodat ik mezelf vertrouw om goede voorstellen te doen en deze met goed kan formuleren op een<text:s/>duidelijke<text:s/>manier. Om mijn voorstellen op een duidelijke manier te doen, wil ik mezelf ook uitdagen om mijn plannen goed uit te denken en goed uit<text:s/><text:soft-page-break/>leggen.<text:line-break/></text:p>
      <text:p text:style-name="Standaard">Ik zal ook actief op zoek blijven naar feedback. Op deze manier leer ik ook van anderen hoe ik zelf goede voorstellen kan doen. En door in gesprek te blijven kan ik in betrokken zijn bij het team en zij met mij.<text:line-break/></text:p>
      <text:p text:style-name="P145"><text:bookmark-start text:name="_Hlk152253069"/><text:soft-page-break/>Benoemt en evalueert leerdoelen</text:p>
      <text:p text:style-name="P146"><text:bookmark-end text:name="_Hlk152253069"/>Wat ging er goed?:</text:p>
      <text:p text:style-name="Standaard">Tijdens mijn stageperiode heb ik actief mijn leerdoelen geïntrigeerd in de aanpak van mijn werkzaamheden. Om mijn leerdoelen te behalen ben ik bezig om elke dag stapjes te zetten om hier dichter bij te komen.<text:line-break/>Toen ik mijn leerdoelen op heb gezet heb ik ook goed overlegd over wat hij van de leerdoelen vond en of deze relevant en goed geformuleerd waren.<text:line-break/>Door in mijn leerdoelen in gedachten te houden ben ik bewuster bezig om mijn doelen te halen tijdens stage. Het helpt me om een<text:s/></text:p>
      <text:p text:style-name="Standaard">Tijdens een gesprek met mijn stagebegeleider heb ik feedback gehad over aspecten die nog verbetering nodig hebben om mijn leerdoelen te behalen. Door duidelijkheid te creëren over mijn verbeterpunten, kan ik effectiever kan toewerken naar het halen van deze doelen.<text:line-break/>Tijdens evaluatie gesprekken kwam ik erachter dat mijn werkwijze niet altijd overeenkomt met mijn leerdoelen. Dit betekent dat ik een beter beeld gekregen heb van wat er allemaal nodig is om mijn leerdoelen te behalen. Dit helpt me weer om mezelf verder te ontwikkelen.</text:p>
      <text:p text:style-name="Standaard">Binnen ons team heb we ook elke twee weken een sprint retrospective waarin we reflecteren op de afgelopen sprint en kijken we vooruit op de komende sprint. Tijdens deze meeting heb ik ook een effectief moment om weer inzicht te krijgen in mijn voortgang voor het halen van mijn leerdoelen.<text:line-break/>Door deze punten op te schrijven en te bespreken met mijn team kan ik beter reflecteren op mijn leerdoelen omdat ik mijn voortgang en reflectie ook goed en duidelijk moet formuleren zodat mijn team daar eventueel feedback of advies over kan geven.<text:line-break/></text:p>
      <text:p text:style-name="P147">Wat ging er minder goed?:</text:p>
      <text:p text:style-name="Standaard">Een uitdaging die ik ervaren heb ik is dat ik niet altijd mijn leerdoelen in gedachten hield wanneer is stress ervaarde. Wanneer ik stress ervaarde door onzekerheid in mijn kunnen en vermogen om te leren is het soms lastig om gefocust te blijven. Het bewust zijn van dit aspect is een belangrijk aandachtspunt voor verbetering.</text:p>
      <text:p text:style-name="Standaard">Een ander punt is dat ik dat ik niet altijd georganiseerd was in het uitvoeren van mijn werkzaamheden hierdoor kwam ik niet consequent terug op mijn leerdoelen en raakten deze soms op de achtergrond. Door meer overzicht te houden over hoe ik projecten aanpak dit omvat zowel technische uitwerking als planning en administratieve werkzaamheden kan ik mijn leerdoelen beter in gedachten houden in mijn werkwijze.<text:line-break/><text:line-break/><text:span text:style-name="T148">Voorbeelden:</text:span></text:p>
      <text:list text:style-name="LFO7" text:continue-numbering="true">
        <text:list-item>
          <text:p text:style-name="P149">Tijdens een evaluatie gesprek met mijn praktijkopleider kreeg ik feedback, deze feedback ging over hoe ik beter zou kunnen functioneren binnen het team en meer deel te zijn van het team ik heb deze feedback voor mezelf verwerkt in hoe ik nu kijk naar werkhouding tijdens stage lopen en heb ik verbeterstappen in gezet.</text:p>
        </text:list-item>
      </text:list>
      <text:p text:style-name="P150"/>
      <text:list text:style-name="LFO7" text:continue-numbering="true">
        <text:list-item>
          <text:p text:style-name="P151">Tijdens het uitwerken van een project heb ik een deadline niet gehaald en duurde dit project langer dan de bedoeling. Dit kwam omdat ik niet georganiseerd genoeg was en niet genoeg communiceerde over mijn voortgang. Hierdoor kon het team niet op mij aan omdat ze niet wisten hoe het ging met de uitvoering van dit project. Door stress,<text:s/>onzekerheid<text:s/>heb ik hier niet effectief gehandeld. Door hier meer rust en overzicht te<text:s/>creëren<text:s/>en goed in contact te<text:s/><text:soft-page-break/>blijven staan met het team had ik hier effectiever toe kunnen werken naar mijn doel om een bijdrage aan het team te leveren en zelfstandig te functioneren binnen het team.</text:p>
        </text:list-item>
      </text:list>
      <text:p text:style-name="P152">Plannen voor de komende stageperiode:</text:p>
      <text:p text:style-name="Standaard">In de komende periode zal ik vaker reflecteren op mijn leerdoelen. Door dit nog vaker te doen het ik beter inzicht in of ik bezig ben om deze doelen te halen. Ik zal ook vaker feedback vragen van mijn praktijkopleider en teamleden over hoe zij vinden hoe het gaat en of ik nog kan verbeteren.<text:line-break/><text:line-break/>Ik ben van plan om mijn leerplannen even duidelijk te evalueren voordat ik begin met een nieuwe tweeweekse sprint. Op deze manier heb ik elke twee weken een goed moment om te kijken wat er goed ging en wat er beter kan. Ik houd dan meer overzicht over mijn voortgang.<text:line-break/><text:line-break/></text:p>
      <text:p text:style-name="P153"><text:bookmark-start text:name="_Hlk152253080"/><text:soft-page-break/><text:span text:style-name="T154">Functioneert als werknemer in een organisatie</text:span></text:p>
      <text:p text:style-name="Standaard"><text:bookmark-end text:name="_Hlk152253080"/><text:line-break/><text:span text:style-name="T155">Wat ging er goed?:</text:span></text:p>
      <text:p text:style-name="Standaard">Tijdens mijn stagebedrijf<text:s/>heb ik goed contact met mijn collega’s en heb ik mijn plek als stagiair gevonden. Ook heb ik inzicht gekregen in welke werkzaamheden en werkprocessen<text:s/>er<text:s/>komen kijken bij de functie webdeveloper binnen Maatwerk Online. Dit omvat naast development namelijk ook teamwerk,<text:s/>communicatie en project management.<text:s/>Tijdens mijn stage periode heb ik over deze<text:s/>werkzaamheden en werkprocessen<text:s/>geleerd en ik heb ze toegepast binnen mijn werkzaamheden.<text:s/></text:p>
      <text:p text:style-name="Standaard">Ik voer<text:s/>klantopdrachten uit binnen het team. Ik houd me aan dezelfde werkprocessen die binnen ons team worden gehandhaavdt.<text:s/>Dit omvat administratieve zaken zoals het inplannen van taken en het loggen van tijd die besteed word. Ik krijg hierdoor steeds beter inzicht in de loop van projecten en aan welke aspecten van opdrachten ik veel tijd heb besteed. Een ander werkproces is goed en duidelijke teamcommunicatie. Door goed te communiceren kunnen teamgenoten op<text:s/>de hoogte blijven van blijven van de staat van projecten en komt het team niet voor onverwachte obstakels te staan.<text:s/><text:s/>Door op<text:s/>deze<text:s/>manier kan ik ook echt meewerken binnen het <text:s/>team en leer ik op dezelfde manier te werken als een medewerker binnen het team. Door deze projecten uit te voeren kan ik ook echt een bijdrage leveren aan het team.<text:s/>Samen met mijn stagebegeleider streef ik naar een steeds zelfstandigere manier van werken. Ik ben geacht om zelf verantwoordelijkheid te nemen over mijn projecten en alleen gerichte vragen te stellen. Door mijn vragen goed en precies te formuleren blijkt namelijk dat ik zelf al voldoende onderzoek gedaan heb en weet waar welke informatie ik nodig heb.</text:p>
      <text:p text:style-name="Standaard">Tijdens mijn stageperiode ben ik actief bezig om mijn kennis en kunnen van programmeren te vergoten. Zodat ik steeds zelfstandiger projecten kan plannen, uitvoeren en opleveren.<text:s/>En ik ook zelf de verantwoordelijkheid neem voor mijn projecten.<text:line-break/>Ik werk net als mijn teamgenoten met een afgesproken tijd die mag worden besteed aan een project en ik streef ernaar om projecten ook in te leveren binnen deze tijd.<text:line-break/><text:line-break/>Tijdens mijn stageperiode heb ik actief deelgenomen klantprojecten en interne projecten binnen het team. Waarbij ik dezelfde technieken en programmeertalen heb toegepast als mijn teamgenoten. Het was belangrijk om deze code op een manier te schrijven die niet alleen voor mijzelf duidelijk was, maar ook voor mijn teamgenoten. Deze ervaring heeft me geholpen om te begrijpen hoe ik aan dezelfde eisen kan voldoen als een medewerker binnen het team. Door samen te werken met mijn team en ze om feedback te vragen heb ik mijn programmeervaardigheden verder kunnen ontwikkelen en heb ik een beter beeld gekregen de normen die gelden binnen een professionele werkomgeving.</text:p>
      <text:p text:style-name="Standaard"/>
      <text:p text:style-name="Standaard"/>
      <text:p text:style-name="P156">Wat ging er minder goed?:<text:line-break/></text:p>
      <text:p text:style-name="Standaard">Een uitdaging die ik ondervond was mijn neiging naar minder effectieve communicatie binnen het team. Deze neiging werd deels veroorzaakt door een gebrek aan organisatie en deel door onzekerheid. Dit hield me tegen duidelijk te communiceren over de voortgang van mijn projecten waar ik op dat moment aan werkte. Door een beter overzicht te hebben van alle projecten en administratieve zaken die van worden verwacht van mij. Had ik kunnen bijdragen aan een soepelere samenwerking en een snellere voortgang van taken.<text:line-break/><text:line-break/><text:soft-page-break/>Een ander aandachtspunt betreft mijn betrokkenheid binnen het team. Ik had meer kunnen bijdragen aan de voortgang van mijn teamgenoten. Ook had ik meer op de hoogte moeten blijven van de status van de werkzaamheden van mijn genoten.<text:s/>Hierdoor zou ik nog meer in contact met het team kunnen staan en voel ik niet als een buitenstaander maar meer als een medewerker. Ik heb niet altijd genoeg verantwoordelijkheid genomen over al mijn werkzaamheden. Verantwoordelijkheid nemen voor mijn werk omvat niet alleen het correct uitwerken en opleveren van projecten.<text:s/>Ik lever momenteel nog niet de juiste tijdsinschattingen van projecten waardoor mijn team nog niet helemaal op mij kan rekenen en liet administratieve zaken nog te vaak links liggen.<text:line-break/><text:line-break/>Momenteel lukt het me nog niet om alle deadlines te halen. Het is van belang om mijn projecten op een betere manier te plannen en ervoor te zorgen dat ik realistische plannen maak. Dit zou mij in staat stellen om een meer betrouwbaar teamlid te worden en een efficiënte bijdrage te leveren aan het team.</text:p>
      <text:p text:style-name="P157">Voorbeelden:</text:p>
      <text:list text:style-name="LFO7" text:continue-numbering="true">
        <text:list-item>
          <text:p text:style-name="P158">Nadat ik feedback van mijn praktijkopleider kreeg over het verbeteren van mijn handelen met betrekking tot communicatie en effectiviteit ben ik begonnen met het helemaal overzichtelijk maken van al mijn taken en ben ik meteen begonnen om actief mijn communicatie te verbeteren en heb ik dit ook terug laten komen in mijn reflectie tijden onze meeting over reflectie en vooruitkijken.</text:p>
        </text:list-item>
      </text:list>
      <text:p text:style-name="Lijstalinea"/>
      <text:list text:style-name="LFO7" text:continue-numbering="true">
        <text:list-item>
          <text:p text:style-name="P159">Een voorbeeld van wat er minder goed ging is dat ik bij een bepaald project de deadline niet haalde en alles langer duurde dit kwam doordat ik niet goed communiceerde met mijn praktijkopleider over waar ik moeite mee en ik hem niet goed op de hoogte hield van mijn voortgang waardoor ik te lang bleef hangen met de technische aspecten van dit project.</text:p>
        </text:list-item>
      </text:list>
      <text:p text:style-name="P160">Plannen voor de komende stageperiode:</text:p>
      <text:p text:style-name="Standaard">In de komende stageperiode streef ik het verder ontwikkelen van mijn communicatievaardigheden en effectiviteit. Ik zal doorgaan met het goed bijhouden van mijn taken en zorgen voor een goed overzicht van alle projecten waar ik aan werk. Dit zal niet alleen de samenwerking binnen het team verbeteren, maar ook de uitwerking van projecten versnellen.<text:line-break/></text:p>
      <text:p text:style-name="Standaard">Mijn<text:s/>betrokkenheid binnen het team wil ik vergroten door te status van de werkzaamheden van mijn teamgenoten<text:s/>te bespreken en hierdoor een goed te kunnen hebben van hoe druk ze het hebben zodat ik daar rekening kan houden.<text:line-break/><text:line-break/>Wat betreft mijn verantwoordelijkheid zal ik meer aandacht besteden aan het maken van realistische tijdsinschattingen voor mijn projecten. Hierdoor kan het team beter op mij rekening en kan ik consistente bijdrage aan de efficiëntie binnen het team.<text:line-break/><text:line-break/>Het is belangrijk om deadlines te halen en ik zal betere tijdsinschattingen maken en hier met zekerheid een akkoord op geven. Ik zal daarvoor meer de tijd nemen om een goed inzicht te krijgen over wat er allemaal moet gebeuren binnen een project. Ik zal rekening houden met hoe lang dit zal duren en extra tijd inplannen wanneer dit nodig is. Ik moet ook rekening houden met technieken waar ik minder ervaring mee heb en tijd inplannen voor het leerproces dat nodig is om een project effectief en correct uit te werken.<text:line-break/><text:line-break/>Verantwoordelijkheid nemen voor al mijn werkzaamheden is voor mij een belangrijk leerpunt. Ik ben bewust van het dat mijn teamleden afhankelijk zijn van de voortgang van mijn taken en projecten. Dit<text:s/><text:soft-page-break/>punt is belangrijk om ook echt volledig mee te kunnen draaien als medewerker. In het verleden heb ik gemerkt dat ik<text:s/>administratieve<text:s/>taken en effectieve communicatie soms links liet liggen, dit kon leiden tot onnodige vertraging binnen het team en dit wil ik natuurlijk voorkomen.<text:line-break/><text:line-break/>Om beter te functioneren als medewerker neem ik mezelf voor om<text:s/>proactiever te zijn in het oppakken van al mijn verantwoordelijkheid. Dit betekent dus dat mijn praktijkopleider mij niet op administratieve<text:s/>zaken hoeft aan te spreken en ik deze taken zelf tijdig oppak. Het loggen van besteedde tijd en verstrekken van regelmatige updates geven aan mijn teamgenoten is hier heel belangrijk voor.<text:s/><text:line-break/>Ook kan ik meer zal ik meer verantwoordelijkheid nemen over technieken en programmeertalen die ik moet beheersen voor het uitvoeren van opdrach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etter-kerning="false"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style:language-asian="nl" style:country-asian="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alibri" style:font-name-asian="Calibri" style:font-name-complex="Calibri" fo:font-weight="bold" style:font-weight-asian="bold"/>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geverslag 2</dc:title>
    <dc:description/>
    <dc:subject>Charlotte Hage 3dwv1</dc:subject>
    <meta:initial-creator>Charlotte Hage</meta:initial-creator>
    <dc:creator>Charlotte Hage</dc:creator>
    <meta:creation-date>2023-11-26T12:47:00Z</meta:creation-date>
    <dc:date>2023-12-13T12:13:00Z</dc:date>
    <meta:template xlink:href="Normal.dotm" xlink:type="simple"/>
    <meta:editing-cycles>64</meta:editing-cycles>
    <meta:editing-duration>PT598440S</meta:editing-duration>
    <meta:document-statistic meta:page-count="23" meta:paragraph-count="83" meta:word-count="6402" meta:character-count="41535" meta:row-count="293" meta:non-whitespace-character-count="35216"/>
  </office:meta>
</office:document-meta>
</file>